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0644"/>
    </style:style>
    <style:style style:name="P2" style:family="paragraph" style:parent-style-name="Standard">
      <style:text-properties officeooo:rsid="00030644" officeooo:paragraph-rsid="00030644"/>
    </style:style>
    <style:style style:name="P3" style:family="paragraph" style:parent-style-name="Standard">
      <style:text-properties officeooo:rsid="0004b8cd" officeooo:paragraph-rsid="0004b8cd"/>
    </style:style>
    <style:style style:name="P4" style:family="paragraph" style:parent-style-name="Standard">
      <style:text-properties officeooo:rsid="000cbce5" officeooo:paragraph-rsid="000cbce5"/>
    </style:style>
    <style:style style:name="P5" style:family="paragraph" style:parent-style-name="Standard">
      <style:text-properties officeooo:rsid="000e842d" officeooo:paragraph-rsid="000e842d"/>
    </style:style>
    <style:style style:name="P6" style:family="paragraph" style:parent-style-name="Standard">
      <style:text-properties officeooo:rsid="0010dd90" officeooo:paragraph-rsid="0010dd90"/>
    </style:style>
    <style:style style:name="P7" style:family="paragraph" style:parent-style-name="Footnote">
      <style:text-properties officeooo:rsid="0010dd90" officeooo:paragraph-rsid="0010dd90"/>
    </style:style>
    <style:style style:name="T1" style:family="text">
      <style:text-properties officeooo:rsid="0004b8cd"/>
    </style:style>
    <style:style style:name="T2" style:family="text">
      <style:text-properties officeooo:rsid="00062628"/>
    </style:style>
    <style:style style:name="T3" style:family="text">
      <style:text-properties officeooo:rsid="0007f55d"/>
    </style:style>
    <style:style style:name="T4" style:family="text">
      <style:text-properties officeooo:rsid="000d0bac"/>
    </style:style>
    <style:style style:name="T5" style:family="text">
      <style:text-properties officeooo:rsid="0010dd90"/>
    </style:style>
    <style:style style:name="T6" style:family="text">
      <style:text-properties officeooo:rsid="00138a74"/>
    </style:style>
    <style:style style:name="T7" style:family="text">
      <style:text-properties officeooo:rsid="0015761e"/>
    </style:style>
    <style:style style:name="T8" style:family="text">
      <style:text-properties fo:font-weight="bold" style:font-weight-asian="bold" style:font-weight-complex="bold"/>
    </style:style>
    <style:style style:name="T9" style:family="text">
      <style:text-properties fo:font-weight="bold" officeooo:rsid="0010dd9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KME 136 Data Analytics: Capstone Course Abstract</text:p>
      <text:p text:style-name="P2">By Geoffrey Clark</text:p>
      <text:p text:style-name="P2">May 21, 2018</text:p>
      <text:p text:style-name="P2"/>
      <text:p text:style-name="P2">For this project I intend to explore the Fire Incident Data as published on Toronto’s Open Data Catalog. The dataset includes approximately 700,000 observations with roughly 1<text:span text:style-name="T3">00</text:span> features. <text:span text:style-name="T1">Perhaps the largest task in in this project will be to clean the dataset. Originally published as sparse XML with many missing values, I intend to convert the dataset to a relational tabular structure and apply data cleaning techniques in the first stages of this project.</text:span></text:p>
      <text:p text:style-name="P3"/>
      <text:p text:style-name="P3">After the data has been cleaned I intend to <text:span text:style-name="T2">develop a model that will predict different features, such as injuries, fatalities, responding units and/or damage estimates based on input values that are available at dispatch time such as event type, alarm type, time and location. The goal of this is to explore which extra information could be provided to first responders in the time of a call. As much of the data is categorical this will be a task of classification. This research is largely inspired by the work of Dr. Ali Asgary of York University with whom I have met and discussed this project.</text:span></text:p>
      <text:p text:style-name="P3"/>
      <text:p text:style-name="P4">As the <text:span text:style-name="T4">dataset is relatively large I will use big data tools including Hadoop, Hive, Pig, Spark and MapReduce. Additionally I am likely to use Unix command line tools, Bash Scripting and other languages such as Java, R, and Python. Visualization is likely to be done using d3.js and JavaScript. To convert the XML I will use XQuery. </text:span></text:p>
      <text:p text:style-name="P4"/>
      <text:p text:style-name="P5">a) <text:span text:style-name="T8">Brief </text:span><text:span text:style-name="T9">C</text:span><text:span text:style-name="T8">ontext</text:span>: <text:span text:style-name="T7">More information about fires could lead to enhanced incident preparedness of Emergency First Responders.</text:span></text:p>
      <text:p text:style-name="P6">b) <text:span text:style-name="T8">Research Question</text:span>: What extra info (if any) can be provided to <text:span text:style-name="T7">fire-fighters and other first responders </text:span>at time of call?</text:p>
      <text:p text:style-name="P6">c) <text:span text:style-name="T8">Data</text:span>: Toronto Fire Services Incident Data<text:note text:id="ftn0" text:note-class="footnote"><text:note-citation>1</text:note-citation><text:note-body><text:p text:style-name="P7">https://www.toronto.ca/city-government/data-research-maps/open-data/open-data-catalogue/#e3d443bb-2593-2615-4972-20e24c0ab876</text:p></text:note-body></text:note></text:p>
      <text:p text:style-name="P6">d) <text:span text:style-name="T8">Techniques</text:span>: Categorize fire incident based on data available at call time <text:span text:style-name="T6">(Classif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09:44:46.389386000</meta:creation-date>
    <dc:date>2018-05-21T12:27:39.021260000</dc:date>
    <meta:editing-duration>PT51M25S</meta:editing-duration>
    <meta:editing-cycles>10</meta:editing-cycles>
    <meta:generator>LibreOffice/5.2.2.2$MacOSX_X86_64 LibreOffice_project/8f96e87c890bf8fa77463cd4b640a2312823f3ad</meta:generator>
    <meta:document-statistic meta:table-count="0" meta:image-count="0" meta:object-count="0" meta:page-count="1" meta:paragraph-count="11" meta:word-count="309" meta:character-count="1978" meta:non-whitespace-character-count="1679"/>
  </office:meta>
</office:document-meta>
</file>